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16cc4" officeooo:paragraph-rsid="00216cc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2ae5f" officeooo:paragraph-rsid="0022ae5f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32588" officeooo:paragraph-rsid="00232588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9133843488109733706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82719894548734" text:continue-numbering="true" text:style-name="L1">
        <text:list-item>
          <text:p text:style-name="P7">Analiza danych statystycznych</text:p>
          <text:list>
            <text:list-item>
              <text:p text:style-name="P9">Rynki finansowe</text:p>
            </text:list-item>
            <text:list-item>
              <text:p text:style-name="P10">Ekonometria i metody analizy danych finansowych</text:p>
              <text:list>
                <text:list-item>
                  <text:p text:style-name="P11">Analiza <text:span text:style-name="T2">technicznal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0">Klasyfikacja</text:p>
                </text:list-item>
                <text:list-item>
                  <text:p text:style-name="P12">Regresja</text:p>
                </text:list-item>
              </text:list>
            </text:list-item>
          </text:list>
        </text:list-item>
      </text:list>
      <text:p text:style-name="P1"/>
      <text:list xml:id="list182720593107740" text:continue-numbering="true" text:style-name="L1">
        <text:list-item>
          <text:p text:style-name="P13">Zastosowanie języka programowania Python w analizie rynków finansowych</text:p>
          <text:list>
            <text:list-item>
              <text:p text:style-name="P14">Python w obliczeniach analitycznych</text:p>
            </text:list-item>
            <text:list-item>
              <text:p text:style-name="P15">Popularne pakiety analityczne języka Python</text:p>
            </text:list-item>
            <text:list-item>
              <text:p text:style-name="P15">Pakiet scikit-learn</text:p>
              <text:list>
                <text:list-item>
                  <text:p text:style-name="P16">Analiza regresji w pakiecie scikit-learn</text:p>
                </text:list-item>
                <text:list-item>
                  <text:p text:style-name="P14">Klasyfikacja w pakiecie scikit-learn</text:p>
                </text:list-item>
              </text:list>
            </text:list-item>
          </text:list>
        </text:list-item>
      </text:list>
      <text:p text:style-name="P1"/>
      <text:list xml:id="list182719091940181" text:continue-numbering="true" text:style-name="L1">
        <text:list-item>
          <text:p text:style-name="P16">Przedstawienie aplikacji</text:p>
          <text:list>
            <text:list-item>
              <text:p text:style-name="P17">Podstawowe założenia</text:p>
            </text:list-item>
            <text:list-item>
              <text:p text:style-name="P18">Zastosowane pakiety Pythona</text:p>
              <text:list>
                <text:list-item>
                  <text:p text:style-name="P18">Kivy</text:p>
                </text:list-item>
                <text:list-item>
                  <text:p text:style-name="P18">Matplotlib</text:p>
                </text:list-item>
                <text:list-item>
                  <text:p text:style-name="P18">Scikit-learn</text:p>
                </text:list-item>
                <text:list-item>
                  <text:p text:style-name="P18">Pandas</text:p>
                </text:list-item>
                <text:list-item>
                  <text:p text:style-name="P18">SqlAlchemy</text:p>
                </text:list-item>
              </text:list>
            </text:list-item>
            <text:list-item>
              <text:p text:style-name="P18">Opis funkcjonalności aplikacji</text:p>
              <text:list>
                <text:list-item>
                  <text:p text:style-name="P18">Okno opcji</text:p>
                </text:list-item>
                <text:list-item>
                  <text:p text:style-name="P18">Okno analizy regresji</text:p>
                </text:list-item>
              </text:list>
            </text:list-item>
            <text:list-item>
              <text:p text:style-name="P18">Diagram UML</text:p>
            </text:list-item>
            <text:list-item>
              <text:p text:style-name="P18">Opis wyników obliczeń</text:p>
            </text:list-item>
          </text:list>
        </text:list-item>
      </text:list>
      <text:p text:style-name="P3"/>
      <text:list xml:id="list182720670986257" text:continue-numbering="true" text:style-name="L1">
        <text:list-item>
          <text:p text:style-name="P18">Wyniki działania aplikacji</text:p>
        </text:list-item>
        <text:list-item>
          <text:p text:style-name="P18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06T18:27:18.817040606</dc:date>
    <meta:editing-duration>PT7H18M37S</meta:editing-duration>
    <meta:editing-cycles>18</meta:editing-cycles>
    <meta:document-statistic meta:table-count="0" meta:image-count="0" meta:object-count="0" meta:page-count="1" meta:paragraph-count="34" meta:word-count="130" meta:character-count="956" meta:non-whitespace-character-count="892"/>
  </office:meta>
</office:document-meta>
</file>